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微软雅黑" svg:font-family="微软雅黑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微软雅黑" fo:font-size="18pt" style:font-name-asian="微软雅黑" style:font-size-asian="18pt" style:language-asian="zh" style:country-asian="CN" style:font-name-complex="微软雅黑" style:font-size-complex="22pt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officeooo:rsid="0000b882" officeooo:paragraph-rsid="0000b882" style:font-name-asian="微软雅黑" style:font-size-asian="18pt" style:language-asian="zh" style:country-asian="CN" style:font-name-complex="微软雅黑" style:font-size-complex="22pt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officeooo:rsid="0007de72" officeooo:paragraph-rsid="0007de72" style:font-name-asian="微软雅黑" style:font-size-asian="18pt" style:language-asian="zh" style:country-asian="CN" style:font-name-complex="微软雅黑" style:font-size-complex="22pt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1a2e5" officeooo:paragraph-rsid="0007de72" style:font-name-asian="微软雅黑" style:font-size-asian="18pt" style:language-asian="zh" style:country-asian="CN" style:font-name-complex="微软雅黑" style:font-size-complex="22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33704" officeooo:paragraph-rsid="0007de72" style:font-name-asian="微软雅黑" style:font-size-asian="18pt" style:language-asian="zh" style:country-asian="CN" style:font-name-complex="微软雅黑" style:font-size-complex="22pt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33704" officeooo:paragraph-rsid="00186a5d" style:font-name-asian="微软雅黑" style:font-size-asian="18pt" style:language-asian="zh" style:country-asian="CN" style:font-name-complex="微软雅黑" style:font-size-complex="22pt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96362" officeooo:paragraph-rsid="00196362" style:font-name-asian="微软雅黑" style:font-size-asian="18pt" style:language-asian="zh" style:country-asian="CN" style:font-name-complex="微软雅黑" style:font-size-complex="22pt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96362" officeooo:paragraph-rsid="001d5408" style:font-name-asian="微软雅黑" style:font-size-asian="18pt" style:language-asian="zh" style:country-asian="CN" style:font-name-complex="微软雅黑" style:font-size-complex="22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196362" officeooo:paragraph-rsid="00237e28" style:font-name-asian="微软雅黑" style:font-size-asian="18pt" style:language-asian="zh" style:country-asian="CN" style:font-name-complex="微软雅黑" style:font-size-complex="22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340d71" officeooo:paragraph-rsid="00340d71" style:font-name-asian="微软雅黑" style:font-size-asian="18pt" style:language-asian="zh" style:country-asian="CN" style:font-name-complex="微软雅黑" style:font-size-complex="22pt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340d71" officeooo:paragraph-rsid="003e50c4" style:font-name-asian="微软雅黑" style:font-size-asian="18pt" style:language-asian="zh" style:country-asian="CN" style:font-name-complex="微软雅黑" style:font-size-complex="22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51ba76" officeooo:paragraph-rsid="0051ba76" style:font-name-asian="微软雅黑" style:font-size-asian="18pt" style:language-asian="zh" style:country-asian="CN" style:font-name-complex="微软雅黑" style:font-size-complex="22pt"/>
    </style:style>
    <style:style style:name="P14" style:family="paragraph" style:parent-style-name="Standard">
      <style:paragraph-properties fo:margin-left="0cm" fo:margin-right="0cm" fo:line-height="100%" fo:text-indent="0cm" style:auto-text-indent="false" fo:break-before="pag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15" style:family="paragraph" style:parent-style-name="Standard">
      <style:paragraph-properties fo:margin-left="1.482cm" fo:margin-right="0cm" fo:line-height="100%" fo:text-indent="0cm" style:auto-text-indent="fals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16" style:family="paragraph" style:parent-style-name="Standard" style:master-page-name="Standard">
      <style:paragraph-properties fo:line-height="100%" style:page-number="auto"/>
      <style:text-properties style:font-name="微软雅黑" fo:font-size="18pt" style:font-name-asian="微软雅黑" style:font-size-asian="18pt" style:language-asian="zh" style:country-asian="CN" style:font-name-complex="微软雅黑" style:font-size-complex="22pt"/>
    </style:style>
    <style:style style:name="P17" style:family="paragraph" style:parent-style-name="Standard" style:list-style-name="WW8Num1">
      <style:paragraph-properties fo:line-height="100%"/>
    </style:style>
    <style:style style:name="P18" style:family="paragraph" style:parent-style-name="Standard" style:list-style-name="WW8Num3">
      <style:paragraph-properties fo:line-height="100%"/>
    </style:style>
    <style:style style:name="P19" style:family="paragraph" style:parent-style-name="Standard" style:list-style-name="WW8Num1">
      <style:paragraph-properties fo:line-height="100%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20" style:family="paragraph" style:parent-style-name="Standard" style:list-style-name="WW8Num2">
      <style:paragraph-properties fo:line-height="100%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21" style:family="paragraph" style:parent-style-name="Standard" style:list-style-name="WW8Num3">
      <style:paragraph-properties fo:margin-left="1.482cm" fo:margin-right="0cm" fo:line-height="100%" fo:text-indent="-0.741cm" style:auto-text-indent="fals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22" style:family="paragraph" style:parent-style-name="Standard" style:list-style-name="WW8Num3">
      <style:paragraph-properties fo:margin-left="2.223cm" fo:margin-right="0cm" fo:line-height="100%" fo:text-indent="-0.741cm" style:auto-text-indent="fals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23" style:family="paragraph" style:parent-style-name="Standard" style:list-style-name="WW8Num4">
      <style:paragraph-properties fo:margin-left="0cm" fo:margin-right="0cm" fo:line-height="100%" fo:text-indent="0cm" style:auto-text-indent="false"/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237e28" officeooo:paragraph-rsid="00237e28" style:font-name-asian="微软雅黑" style:font-size-asian="18pt" style:language-asian="zh" style:country-asian="CN" style:font-name-complex="微软雅黑" style:font-size-complex="22pt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51ba76" officeooo:paragraph-rsid="0051ba76" style:font-name-asian="微软雅黑" style:font-size-asian="18pt" style:language-asian="zh" style:country-asian="CN" style:font-name-complex="微软雅黑" style:font-size-complex="22pt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微软雅黑" fo:font-size="18pt" fo:language="en" fo:country="US" style:text-underline-style="none" officeooo:rsid="00658241" officeooo:paragraph-rsid="00658241" style:font-name-asian="微软雅黑" style:font-size-asian="18pt" style:language-asian="zh" style:country-asian="CN" style:font-name-complex="微软雅黑" style:font-size-complex="22pt"/>
    </style:style>
    <style:style style:name="T1" style:family="text">
      <style:text-properties style:font-name="微软雅黑" fo:font-size="18pt" style:font-name-asian="微软雅黑" style:font-size-asian="18pt" style:language-asian="zh" style:country-asian="CN" style:font-name-complex="微软雅黑" style:font-size-complex="22pt"/>
    </style:style>
    <style:style style:name="T2" style:family="text">
      <style:text-properties style:font-name="微软雅黑" fo:font-size="18pt" fo:language="en" fo:country="US" style:font-name-asian="微软雅黑" style:font-size-asian="18pt" style:language-asian="zh" style:country-asian="CN" style:font-name-complex="微软雅黑" style:font-size-complex="22pt"/>
    </style:style>
    <style:style style:name="T3" style:family="text">
      <style:text-properties officeooo:rsid="00036d16"/>
    </style:style>
    <style:style style:name="T4" style:family="text">
      <style:text-properties officeooo:rsid="0005f4da"/>
    </style:style>
    <style:style style:name="T5" style:family="text">
      <style:text-properties officeooo:rsid="000d00f4"/>
    </style:style>
    <style:style style:name="T6" style:family="text">
      <style:text-properties style:text-underline-style="none" officeooo:rsid="000d00f4"/>
    </style:style>
    <style:style style:name="T7" style:family="text">
      <style:text-properties style:text-underline-style="none" officeooo:rsid="0011a2e5"/>
    </style:style>
    <style:style style:name="T8" style:family="text">
      <style:text-properties style:text-underline-style="none" officeooo:rsid="00133704"/>
    </style:style>
    <style:style style:name="T9" style:family="text">
      <style:text-properties officeooo:rsid="00186a5d"/>
    </style:style>
    <style:style style:name="T10" style:family="text">
      <style:text-properties officeooo:rsid="003d4944"/>
    </style:style>
    <style:style style:name="T11" style:family="text">
      <style:text-properties officeooo:rsid="0045395f"/>
    </style:style>
    <style:style style:name="T12" style:family="text">
      <style:text-properties officeooo:rsid="004bf90e"/>
    </style:style>
    <style:style style:name="T13" style:family="text">
      <style:text-properties officeooo:rsid="004e741d"/>
    </style:style>
    <style:style style:name="T14" style:family="text">
      <style:text-properties officeooo:rsid="0053c941"/>
    </style:style>
    <style:style style:name="T15" style:family="text">
      <style:text-properties officeooo:rsid="00550d4a"/>
    </style:style>
    <style:style style:name="T16" style:family="text">
      <style:text-properties officeooo:rsid="0057f07b"/>
    </style:style>
    <style:style style:name="T17" style:family="text">
      <style:text-properties officeooo:rsid="005e452a"/>
    </style:style>
    <style:style style:name="T18" style:family="text">
      <style:text-properties officeooo:rsid="005f569c"/>
    </style:style>
    <style:style style:name="T19" style:family="text">
      <style:text-properties officeooo:rsid="005fb4f9"/>
    </style:style>
    <style:style style:name="T20" style:family="text">
      <style:text-properties officeooo:rsid="006034db"/>
    </style:style>
    <style:style style:name="T21" style:family="text">
      <style:text-properties officeooo:rsid="006319be"/>
    </style:style>
    <style:style style:name="T22" style:family="text">
      <style:text-properties officeooo:rsid="00660a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肖姐课程：</text:p>
      <text:p text:style-name="P1">彼得前书</text:p>
      <text:p text:style-name="P1">与苦难相比，更大的是喜乐。</text:p>
      <text:list xml:id="list8713022552982612240" text:style-name="WW8Num1">
        <text:list-item>
          <text:p text:style-name="P17"><text:span text:style-name="T1">序论</text:span><text:span text:style-name="T2">1：1-2节</text:span></text:p>
        </text:list-item>
        <text:list-item>
          <text:p text:style-name="P19">活泼的盼望的人生1：1-12节</text:p>
        </text:list-item>
        <text:list-item>
          <text:p text:style-name="P19">圣洁的生活1：13-17节</text:p>
        </text:list-item>
        <text:list-item>
          <text:p text:style-name="P19">信与爱的生活1：18-25节</text:p>
        </text:list-item>
        <text:list-item>
          <text:p text:style-name="P19">基督的身份2：1-10节</text:p>
        </text:list-item>
        <text:list-item>
          <text:p text:style-name="P19">基督徒的生活2：11-25节</text:p>
        </text:list-item>
        <text:list-item>
          <text:p text:style-name="P19">基督徒的家庭生活3：1-7节</text:p>
        </text:list-item>
        <text:list-item>
          <text:p text:style-name="P19">战胜苦难的蒙福生活3：8-17节</text:p>
        </text:list-item>
        <text:list-item>
          <text:p text:style-name="P19">苦难中的事工3：18-22节</text:p>
        </text:list-item>
        <text:list-item>
          <text:p text:style-name="P19">面对苦难的态度4：1-11节</text:p>
        </text:list-item>
        <text:list-item>
          <text:p text:style-name="P19">面对苦难的对策4：12-19节</text:p>
        </text:list-item>
        <text:list-item>
          <text:p text:style-name="P19">苦难的补偿9：1-14节</text:p>
        </text:list-item>
      </text:list>
      <text:p text:style-name="P14">序论：本书的目的在于已得救的盼望，因此被称为希望的书信。在本书，以新约的角度和内容解释了旧约的预言。并说明了基督教 的基本教义。同时给生活在困苦中的圣徒带来生活的盼望。</text:p>
      <text:p text:style-name="P3">作者：彼得书的作者1：1节，证明是彼得。和5：1节。但也有人认为本书不是彼得写的，理由就是认为他是一个渔夫。而且 在使徒行传4章13节说是无知的小民。通过看彼得书，本书内容讲究，书中出现希腊文与渔夫出身的彼得不相配，他们就怀疑不是彼得写的。</text:p>
      <text:p text:style-name="P3">但是，我们知道，圣经中，提摩太后书说的。</text:p>
      <text:p text:style-name="P3">彼得生平分为3个时期：1受训时期，他的 得救蒙召，是路从主的3年学习工作，一直到受灵洗。重要的事情：</text:p>
      <text:p text:style-name="P3">被引领归主，原名是西门，信主后改名彼得，彼得即矶法，磐石的意思 。矶法是亚兰语，彼得是希腊语。磐石是稳固的，坚固的。而且磐石也是一个被压在下面的，成为一个基石一样 的。</text:p>
      <text:p text:style-name="P3">出身，彼得的出身是渔夫，父亲叫约拿，马太福音，约翰福音1：42，21：15节。</text:p>
      <text:p text:style-name="P3">他居住在加百农。马太福音</text:p>
      <text:p text:style-name="P3">蒙召，成为使徒。</text:p>
      <text:p text:style-name="P3"><text:soft-page-break/>12使徒当中3个特别与主亲近的使徒之一。</text:p>
      <text:p text:style-name="P3">登山变相。客西马尼园的祷告，也是他们3个人。</text:p>
      <text:p text:style-name="P3">交税银。太17：26节</text:p>
      <text:p text:style-name="P3">特别事项，认主为基督。（信仰告白）太16：16节。</text:p>
      <text:p text:style-name="P3">劝主不要死。太16:26节。</text:p>
      <text:p text:style-name="P3">问主饶恕人几次。</text:p>
      <text:p text:style-name="P3">我们不能完全，是耶稣基督待我们完全。但我们要努力操练这个 完全的。</text:p>
      <text:p text:style-name="P3">彼得在海面的行走。太14：28节。</text:p>
      <text:p text:style-name="P3">拔刀救主。太26：51节，约翰福音。</text:p>
      <text:p text:style-name="P3">三次不认主。在小使女面前否认主。当里面有了惧怕 <text:s/>的时候，真的，不该犯的那个罪，会犯，不该撒的那个谎言就会撒。路加福音。</text:p>
      <text:p text:style-name="P3">再次打鱼。</text:p>
      <text:p text:style-name="P3">爱心受到考问。</text:p>
      <text:p text:style-name="P3">五旬节后，他是教会领袖了。1名列第一。4次排列名，彼得都是名列第一。马太福音，马可福音，路加福音6：14-16节，使徒行传1：13节。他的名字在圣经当中出现了160次。仅次于保罗的162次。。。</text:p>
      <text:p text:style-name="P3">首先提出补选马提亚为使徒。使徒行传1：21-26节</text:p>
      <text:p text:style-name="P3">首先布道。使徒行传2：14-42节。</text:p>
      <text:p text:style-name="P3">首先行神迹。使徒行传3：1-10节</text:p>
      <text:p text:style-name="P3"><text:soft-page-break/>首先罚罪。使徒行传5：1-11节</text:p>
      <text:p text:style-name="P3">首先在公会为主作 见证 。使徒行传4章。</text:p>
      <text:p text:style-name="P3">首先对外邦布道 。使徒行传10章。</text:p>
      <text:p text:style-name="P3">旅行布道时期。加拉太书2：11节。哥林多前书9：5节。彼得前书5：13节</text:p>
      <text:p text:style-name="P14">主给彼得的使命：</text:p>
      <text:list xml:id="list8646844114770503800" text:style-name="WW8Num2">
        <text:list-item>
          <text:p text:style-name="P20">给犹太人传福音。加拉太书2：8节。<text:line-break/><text:tab/>给犹太人传福音是彼得的使命。给犹太人传福音是保罗的使命。神做工的方式是人，神透过我们成就神伟大的计划，建立神的国。</text:p>
        </text:list-item>
        <text:list-item>
          <text:p text:style-name="P20">坚固弟兄。路加福音22：32节。</text:p>
        </text:list-item>
        <text:list-item>
          <text:p text:style-name="P20">喂养群羊。约翰福音。</text:p>
        </text:list-item>
      </text:list>
      <text:p text:style-name="P3">对长老的劝勉。</text:p>
      <text:p text:style-name="P14">记录的目的：4：12-13节</text:p>
      <text:p text:style-name="P3">让信徒有这样的一个苦难的准备。透过苦难，强调一个荣耀的真理。要知道我们在世上是寄居 的，是客旅，而且要通过今天的苦难，成就极大的荣耀。</text:p>
      <text:p text:style-name="P3">彼得前书1：7节，背诵。</text:p>
      <text:p text:style-name="P3">书信的内容：苦难，盼望和荣耀。</text:p>
      <text:p text:style-name="P3">中心内容：</text:p>
      <text:p text:style-name="P3">一、理解苦难的真面目</text:p>
      <text:p text:style-name="P3">第一章是苦难的目的。1：7节，第二章是苦难的榜样。2：21节。第三章是苦难的祝福。3：14节。第四章是苦难的意义，4：1-2节。第5章是苦难的补偿。5：4节。这5章圣经 ，每章有一个钥节，这个要背下来。</text:p>
      <text:p text:style-name="P3">第二小点是期待在苦难中的荣耀。1：7节。11-13节。21节。第三个小点，是怀有苦难中的盼望。拥有苦难中的盼望。这个。1：3节。13节。3：5节。15节。第4小点是苦难中记念主的恩惠。1：10节，13节，2：19节，3：7节。第三是接受在苦难中主的激励。5：12节，然后，信赖在苦难中给予盼望的主。</text:p>
      <text:p text:style-name="P3">寄居：原谅是客旅，流浪者，访客，被放逐者。我们在世上只是暂时做客，并非永久的居民 。</text:p>
      <text:p text:style-name="P3">逼迫是暂时的，眼前的。不用在意在哪里住，反正不是永远的家。寄居的特点：不会把全部的投资出去。<text:soft-page-break/>第二，是时刻准备离开那个地方。有个积极的盼望要回到故乡。 <text:s/>我们要知道我们的家在天上，在世上可能会遭遇患难逼迫，这都是正常事，所以要把眼目定睛在永远的家，确知生活是短暂的，认清世事是不确定的。不安全的，转眼即逝的。</text:p>
      <text:p text:style-name="P14">活泼盼望的人生：</text:p>
      <text:p text:style-name="P3">彼得前书是为了那些在基督里被嘲笑，受逼迫的苦难中的信徒。当时罗马的信徒受攻击，苦待，忍受难堪的逼迫，他们常常被迫的抛弃家产，财物，工作，生意，亲友和家人，背井离乡。彼得写信给罗马的5个省份的信徒时，那里的教会已经变成地下教会，暗暗地维持着。给他们得救的确实盼望，这盼望就是永生。让他们知道，他们是得救的信徒，他们今天分散这样，是上帝让他们这样 ，让他们也知道，这世界不是永远的家，是寄居的生活。这是当时，上帝要通过这个事情要传讲的真理。</text:p>
      <text:p text:style-name="P3">活泼盼望的泉源1：2-3节</text:p>
      <text:p text:style-name="P3">彼得前书是一卷苦难的书信，当我们面对苦难时，要过什么样的生活，苦难的目的又是什么呢、1：7节给我们总结，叫你们的信心***更显宝贵*******</text:p>
      <text:list xml:id="list7629315019141167175" text:style-name="WW8Num3">
        <text:list-item>
          <text:p text:style-name="P18"><text:span text:style-name="T2">我们是被拣选的。约翰福音15：16节<text:line-break/>不管在这地上做什么，不要 忘记我们 是被神所拣选的。就算在苦难中不要忘记这拣选的救恩，要过有盼望的生活，相信神必不撇下我为孤儿，歌罗西书3：12节，所以你们即是神的选民，圣洁蒙受的人，怜悯***的心。。。。<text:line-break/>圣经说，圣徒被挑选，得成为圣洁，圣洁的意思是，</text:span><text:soft-page-break/><text:span text:style-name="T2">隔离，分开，神呼召基督徒走出世界，远离世界所提供的旧生活，这个旧生活就是罪恶和没有生命的旧生活，神呼召我们分别为圣，归自己，并过着他所赐予的新生活，就是称义和永生的新生活，神既然拣选我们为蒙受圣洁子民，那么神必定眷顾我们，无论我们怎样被逼迫，羞辱，我们遭遇什么，贫穷，烦恼，饥饿，神必满足我们，我们是被拣选蒙爱之神的儿女。神既然拣选我们，神必然看顾我们，按着父神的先见——神能知道未来，无论未来多么遥远，神能洞察如镜。神能准确的知道，将会发生的每一件事及其后果。可能发生的每一件事，每一种可能性及其后果。对过去，未来，现在所有的事情，神有至高无上的完整概念。神有至高无上的完整概念。并不在于世情的发生，只是面对和预告，将要发生的事情。他只是面对和预告将要发生的事情，这有点像天文学家，能预测天体的轨道一样 。先见还包括，预定，委派，决定 ，命定等意思。使徒行传2：23节。神的先见对我们来说，是最美妙的真理，神有绝对的管辖权，他不但能预告知道，且能预告命定和操纵一切事情的发生，他策划，行万事都是为我们得益处。万事互相效力叫爱神的 人得益处。有神作 我们的保障，我们还怕什么呢？盼望的源头，是因为我们是被拣选的，按着父</text:span><text:soft-page-break/><text:span text:style-name="T2">神的先见被拣选的。还有一个是神的怜悯。3节这个是神的怜悯。怜悯，原文的意思是同情，怜恤，慈爱，慈悲，愿意救援。特别温柔的，把他接到身边，给予照顾。其实在最软弱的时候，特别需要怜悯。向人发怜悯需要两个条件。一、要知道对方的需要，以及有能力解决对方的需要。这个是向人发怜悯需要的条件 。神看到我们的需要，便动了侧隐之心，以弗所书2：4-5节。然后，神既有丰富的怜悯，因他爱我们的大爱，当我们死在过犯罪恶中的时候，他便叫我们活过来。</text:span></text:p>
          <text:list>
            <text:list-item>
              <text:p text:style-name="P21">神怎样怜悯世人？</text:p>
              <text:list>
                <text:list-item>
                  <text:p text:style-name="P22">克制他对世人的审判。</text:p>
                </text:list-item>
                <text:list-item>
                  <text:p text:style-name="P22">为世人准备了得救之法。律法之下，所有人都 得死，但在恩典之下 ，神又使我们活了过来。丰富的怜悯，是无穷无尽的怜悯，不断的涌流，永远地施予我们。因他可怜我们。活泼盼望的基础就是耶稣基督的死与复活。我们的主为赦免我们的罪死在十字架上，为使我们称义，从死里复活。罗马书4：25节。所以我们要相信耶稣基督的死，更要相信耶稣基督的复活。复活的目的，用例子说明：到市场买器皿，脏，要洗净，目的是要装东<text:soft-page-break/>西。耶稣洗净我们，把义给我们，要我们过新生活。罗马书7，8：1节。我们能重生是因着神的道，通过神的话语让我们明白神是主，我们是 罪人，悔改，相信，得重生。</text:p>
                </text:list-item>
                <text:list-item>
                  <text:p text:style-name="P22"><text:s/></text:p>
                </text:list-item>
                <text:list-item>
                  <text:p text:style-name="P22">活泼盼望的能力4节。叫我们有活泼的盼望，可以得着不能坏的。。。神就是我们的基业，神赐给我们的永生就是我们的基业。这个永生，就是耶稣基督的生命。这基业给我们许多的赏赐，新的本质，身份的基业，这个基业就是神的儿子，永远的生命。荣耀的身体，作 神的祭司。被派管理，作 神的祭司，君王。这 是地位权利的基业。还有财富的基业。成为神的后嗣。这个基业也指将来临到的新天新地，以及信徒在永恒里的生命。首先是基业的保证 ，这个基业圣经当中说是不能朽坏，永不毁坏的基业，这个基业不会衰老，残旧，没有败坏的种子种在其中。世上所有的东西，都是从好逐渐变坏的。而神给我们的基业是永远不改变的，永远是最完美的。</text:p>
                </text:list-item>
              </text:list>
            </text:list-item>
          </text:list>
        </text:list-item>
      </text:list>
      <text:p text:style-name="P15">我们的盼望不会失败，或是朽坏。我们所盼望的基业，不在地上，乃是在天上。不信、的人他的<text:soft-page-break/>盼望会和肉体一起消失。而我们的盼望不会消失。不被玷污的意思，是不能使他污染，不被火烧，不 被改变另一个颜色。这个基业没有丝毫的缺陷或睱疵。。。相信得到这个基业时，不必为损失或痛苦而流泪。还有不能衰残，不能衰残的意思就是他的美丽被永远的保存下去 。他的美丽永远被保存下去，不凋谢，或减少。神赐给我们的生命，地位，和所有的一切，就是这样，连我们的身体和精力，也永不耗尽。</text:p>
      <text:p text:style-name="P15">第二小点是救赎的完成。我们现在是得救的，但救恩什么时候全部完成呢，是等我们完全投入在主的怀抱主的时候，完成的。什么时候见主了，什么时候，救恩就完成了，现在是救恩完成的过程。我们指望他现在救 我们，并且将来还要救 我们。我们相信救恩有完成的一天，所以，今天在地上就不能随便的生活。要竭尽全力过讨神喜悦的生活。我们的盼望是确实的，有保证的，有时我们想，我们怎么能承受这基业呢，今生的试炼及试探，极为强烈，具有威胁性。</text:p>
      <text:p text:style-name="P3">我们有永生的盼望，必得着基业。</text:p>
      <text:p text:style-name="P3">神的能力是我们的保证 。对神的能力有锲而不舍的依靠。</text:p>
      <text:p text:style-name="P3"><text:soft-page-break/>全心的信靠主，侍奉主，希望得主喜悦的信心。真正的信徒，会把自己的生命，和全部所有的，都供献和交托给主。他会尽其所能，倾 其所有，所基督的爱，传扬到世界每个角落。他过的是圣洁公义，侍奉主耶稣基督的生活，简单的来说，真信心就是顺服和跟随基督的决心。有真信心的人，在百科的 试炼 和试探中，信靠神的能力，足以保守拯救他。约翰福音10：28节的经文。</text:p>
      <text:p text:style-name="P3">试炼的克服。6节-7节。</text:p>
      <text:p text:style-name="P3">首先我们知道人生充满了试炼和试探。任何有思想的人，都 承认，人生经受百般的试炼，试炼的各类是层出不穷的。例如，疾病，死亡，痛苦，忧愁，失望，悲伤，人所遇的试探也五花八门，例如，贪婪，嫉妒，怎么，欺骗，还有今天的毒品。人生活在世上，试炼和试探是不可避免的。尤其是真正的信徒，在面对世界的自私，贪婪，不公正时，站稳立场，对抗邪恶，与世界背道而驰。 <text:s/>。其实这个试探在我们信仰当中经常出现。甚至会如同当时的时代。他们的财产被充公了，名誉被捣毁，甚至丢弃房屋，财产。甚至被拘禁，杀害，如同难民一样。唯一区别的是，他们是为基督而受苦。</text:p>
      <text:p text:style-name="P3">信仰必须经历苦难的，苦难因为是耶稣基督所走过的<text:soft-page-break/>道路，这个离不开信心，信心是基础。</text:p>
      <text:p text:style-name="P3">圣洁是神把他分别开来，人不能把TA分别成圣。</text:p>
      <text:p text:style-name="P3">圣在圣经中有圣所，圣地，圣山，圣约，圣徒，圣经，这个圣字，都是用于与神有 关系，与人没有关系的.</text:p>
      <text:p text:style-name="P3">圣洁的群体，与世人不一样的人。不是单单指仪式上的某种，也不是道德上的分别，而是灵里的圣洁。这个不是单单指仪式上的。我们是被拣选的，要过与世人不一样的生活，与外邦人不同的生活。</text:p>
      <text:p text:style-name="P3">得救是神白白地赐给我们的恩典，恩典这个单词的意思，是神之恩宠的意思。这个就如同甘霖般的浇灌在我们身上的，这个是我们不配的，因为我们 是不顺服神的。</text:p>
      <text:p text:style-name="P3">耶稣怜恤我，我还能再继续在罪中生活吗？</text:p>
      <text:p text:style-name="P3">但今天教会有很多假信徒，甚至假的牧会者，但不管他人如何，我们要知道，我们是得救的基督徒，我们要过分别为圣的生活。</text:p>
      <text:p text:style-name="P3">2，因为主要再临。要穿戴整齐，如同新妇等待新郎。小一，要约束你们的心，原文是束上你们心中的腰。意思是把疏散的心思意念，约束起来，专注于主要来的救恩。</text:p>
      <text:p text:style-name="P3">谨慎自守：在心思和行为上要谨慎自守，不可任性，放荡，奢侈，相反，要过有节制的，充实的生活。我<text:soft-page-break/>们要竭力追求，将要来自神的恩典和救恩，我们的生活应该是平衡的，适中的，谨慎的，有节制的，踏实的，处理事务要按步就班，日常生活，不可放纵情欲，不可体贴肉体。</text:p>
      <text:p text:style-name="P3">醉酒人的特点：灵里醉酒也是很吵，很乱的。 </text:p>
      <text:p text:style-name="P3">总结：遇见苦难要过谨慎自守的生活，不要问怎么办到处找人，要默想，神为什么给我苦难。还要节制。要统治管理我们的心。而且要保持平衡，不能失去平衡。</text:p>
      <text:p text:style-name="P3">3小小点：专心仰望神的恩典。仰望神的恩典。我们是天父的儿女。14，15节。</text:p>
      <text:p text:style-name="P3">得救之后，要按神的性情生活。</text:p>
      <text:p text:style-name="P3">欲望的特征：小小一：欲望是永无止境的。不知道节制，没有满足和自由。不认识爱，也无法知道忍耐和温柔。不能相信，不能相信和认识他人，也不知道献身和牺牲。欲望具有破坏性和暴力性，就像火一样，欲望自己主张是神的存在，是罪的根源，也是罪的结果。欲望是罪的特征，也是人类的本质。欲望使一切都腐败。</text:p>
      <text:p text:style-name="P3">怎样与神的性情有份：彼得后书1：11节。紧紧抓住神的应许，相信主要在荣耀中再来。所以我们要知道，我们生活的世界不是全部。</text:p>
      <text:p text:style-name="P3"><text:soft-page-break/>有顺服神特征的信徒，顺服成为我们生命的特征，顺服也是我们成为神儿女的证据，顺命的儿女，治死欲望就是要作 顺命的儿女。还有一个圣洁性。</text:p>
      <text:p text:style-name="P3">很多人不能真正理解救赎的意义是什么，包括救赎的代价。救赎的代价是耶稣基督的十字架的救恩。</text:p>
      <text:p text:style-name="P3">救赎的意义：脱去虚妄的行为。</text:p>
      <text:p text:style-name="P3">祖宗教导我们的是虚妄的，没有用的，那种人，专注于世上的享乐和虚妄。</text:p>
      <text:p text:style-name="P3">从奴役的状态得释放的意识。</text:p>
      <text:p text:style-name="P3">在新约里，救赎原文有3个单词：</text:p>
      <text:p text:style-name="P3">一：到市场去。</text:p>
      <text:p text:style-name="P3">二：用低价购买奴隶。并带他们出来使用。</text:p>
      <text:p text:style-name="P3">三：主人对用高价买回来的原本廉价的奴隶说：你们自由了。</text:p>
      <text:p text:style-name="P3">耶稣为我们的罪支付了罪价，使我们从罪中得到了释放，得到了自由。</text:p>
      <text:p text:style-name="P3">我们得救是耶稣基督为我们付出代价，所领受的是白白地恩典，但不能因为我们白白领受恩典，和没有付出，就不知感恩。而要知道，耶稣的付出，是因为他爱我，以弗所书2：8-9节。以赛亚书55：1节。</text:p>
      <text:p text:style-name="P3">关于基督作为救赎羔羊的启示过程：</text:p>
      <text:p text:style-name="P3">我们得救的救赎事工，是神在创立世界之前，计划好<text:soft-page-break/>的。</text:p>
      <text:p text:style-name="P3">将我们的信心，盼望，不放在世界和人身上，而是放在神身上。</text:p>
      <text:p text:style-name="P3">在苦难中不仅要过信心生活，也要过爱心生活。因为在苦难中，需要特别的关心，经历苦难的时候，所需要的就是特别的那种关心，那种关爱，但现实中却发现，苦难中，不容易找到爱。越是在苦难中，越是要显示出爱。</text:p>
      <text:p text:style-name="P3">小一：爱的确据。22节。</text:p>
      <text:p text:style-name="P3">重生是神的儿女，神是我们的父，就要有神的性情，神的性情是什么？神的本性就是爱对吧。我们 的重生是借着神活泼常存的道。</text:p>
      <text:p text:style-name="P3">重生的真理：爱弟兄，我们已经重生了，神已经将不能朽坏的道放在我们心里，就是爱神爱人，所以我们必须从心底里，彼此切实相爱。</text:p>
      <text:p text:style-name="P3">基督徒的身份：</text:p>
      <text:list xml:id="list4373314092587077949" text:style-name="WW8Num4">
        <text:list-item>
          <text:p text:style-name="P23">对成熟生命的要求，2：1-3节。<text:line-break/><text:tab/>这是指信仰价格的成熟，也是指灵性的成长。怎样成长呢？第一，除去恶事。这恶事，也是我们成长的拦阻。我们要成长，就要脱去一切不良的言行。</text:p>
        </text:list-item>
        <text:list-item>
          <text:p text:style-name="P23">除去的原文是剥光衣服，把身上的污秽洗净。有些言行和性情能污染信徒的生命。恶毒有两个意思，<text:soft-page-break/>广义上是指一切的邪恶。</text:p>
        </text:list-item>
        <text:list-item>
          <text:p text:style-name="P23">诡诈是指欺诈，主要是指言语方面，心里是想让他上当受骗这样的。借着欺诈，谄媚，诱惑，虚假，搬弄是非，说一些似是而非的言语，来成就自己的目的。为了满足各人的欲望，人会利用他人的弱点，会利用他人的弱点，或无知，趁机讨好，或者欺诈他人。我们要接受警诫，除去各种欺诈的言行，不欺骗，不误导。</text:p>
        </text:list-item>
        <text:list-item>
          <text:p text:style-name="P23">假善的意思是装假的人，原文就是假冒，装假，演戏，假装爱神，却不照神的指示行事为人。</text:p>
        </text:list-item>
        <text:list-item>
          <text:p text:style-name="P23">没有神的人往往活在嫉妒中，嫉妒的原文是贪恋，垂涎他人所有，企图据为已有，甚至到了独自占有的地步。但我们不该渴慕像某人或拥有某些东西，嫉妒的后果是可怕的，对个人身心有极大的损害，箴言书有句：嫉妒如同骨中的朽烂。嫉妒和占有欲驱使人犯罪和违法，嫉妒有碍于健康，也会引起各种疾病。使情绪不稳定。我们必须脱去嫉妒和幸灾乐祸的心，彼此相爱，为他人之所事及所有而欢喜快乐。大家互相扶持，建立别人。</text:p>
        </text:list-item>
      </text:list>
      <text:p text:style-name="P3">我们若批评主内的弟兄姐妹，就是毁谤神的儿女，一个谦卑有爱心的人，不会有诽谤的灵。当我们 说别人坏话时，就表示我们 即不谦卑，也没有爱心，我们<text:soft-page-break/>充满了傲慢和仇恨，我们是毁谤者。他们是指出别人的失败，毁坏他人的形象，使我们看起来高人一等，叫听见的人和讲的人乐在其中。显示自己的生命，道德，行为比失败者好，增加自己超人的优越感。把我们自己所做的决定合理化。显示自己比别人强，批评别人，给自己带来自我的好的感觉，要报复，发泄，这就是毁谤的人的心理状态。</text:p>
      <text:p text:style-name="P3">恒常恳求那纯净的灵奶。若要生命成熟，就要天天活在神的道中。爱慕纯净的灵奶，纯净，不含任何杂质。不与其他东西混合。</text:p>
      <text:p text:style-name="P3">尝过主恩的滋味：就是主的慈爱，让他品尝到神的话语和良善，信仰成长要通过神的话语。诗篇34篇，8节，你们要尝尝主恩的滋味。</text:p>
      <text:p text:style-name="P3">我们像活石，是等着活石连接的小石头。小石头，连接在活石上，就成为磐石。我们成为活石，有两个意义。一是我们是圣殿的一部分。我们是与别的石头，连接的存在，圣徒今天是彼此依存的关系。基督是匠人，他理当被世人视为生命中的珍宝，对信靠他的人，他是宝贵的，但绝大多数 的人，还不以他为珍宝。</text:p>
      <text:p text:style-name="P3">2：11-17节。</text:p>
      <text:p text:style-name="P3">传福音的生活。根据这节经文，试想，应该是什么样的生活呢？我们是寄居的，是客旅，传福音的人要带<text:soft-page-break/>着这样的意识去生活。所以今天在地步，你过多长时间，享受些什么，都 知道这是暂时的。终有一天要回家。寄居的生活，如同亚伯拉罕住顶棚的生活，上帝召他出迦勒底的吾珥，给他迦南地，以撒没有进去，给雅各祝福的还是那块地。直到大卫时代，他们才完全得到那块应许之地，所以圣经上说，这些人都是存着信心死的。将来我们也会死，后人会对我们有什么评价。他们相信将来应许必然成就。他们知道将来应许是必然的，在众人面前，公开宣扬，我是客旅，是寄居的。客旅，这个词的解释：客旅，这一词的意思，比寄居的意思，更短暂。客旅，常指外来的过客。异乡人。只做短期的停留。甚至不足以暂时租房住。我们在世上只是暂时的做客，圣经说我们是天上的国民，现在正在回天家的途中。在归途中，偶尔经过某地而已。时刻盼望着天家。在世上没有什么缠累。每天生活上行事为人，有天上的思想，时刻感觉神的同在，不曾沿用地步的生活方式和习惯。我们虽是世上的公民，却不是世上的居民。没有合法的身份，也不能依照属世的标准行事为人，我们是属于神和天国的，在天上有合法的身份，在地步是寄居者，应当把心思，情感，意志，专注于那完美的天家。</text:p>
      <text:p text:style-name="P3">寄居生活的方法：肉体的私欲包括邪情，属肉体的渴<text:soft-page-break/>望和追求。人都 有强烈的控制欲望，非到手不可的欲望，这种欲望是强烈的，他与人的意志力争斗。要抛弃肉体的私欲，肉体的私欲是与灵魂争战。</text:p>
      <text:p text:style-name="P3">卑贱，不可抑制的邪情私欲。一个人被强烈的欲望催逼 ，做他想做的事情，他把一切的阻力推开，为了达到目的，逐其心愿。私欲与灵魂一直在争战。</text:p>
      <text:p text:style-name="P3">要禁诫肉体的私欲，因为外邦人在观察我们，我们的品性和行为，你们在世人当中，应当品行端正。端正。好的意思。美善的，可爱的，纯净的。顺服国家和当地官员，今天的公民面对法律，政府，国家，该怎么办？圣经当中说顺服，这对当时受到逼迫的信徒来说，很难接收，但顺服是一条命令，强而有力，神要信徒，顺服人一切的制度。各阶层的政府，及在位的执政者。这命令的重要性，显而易见。一个没有法律，或者不守法的社会，是混乱不堪的。没有法律就没有安全，如果人不守法，就没有组织力量，政府官员，维持纪律的执行。维持纪律的执行，是非常重要的，没有，就会产生混乱。混乱不是神的心意。神希望世人活在一个有规律，有秩序，充满仁爱，和平喜乐的世界里。所以众信徒，要遵守国家和当地的法律，做个好榜样，让世人知道，只有顺服神，才能遵守纪律，服从在上的执政掌权者。神告诉我们，顺服掌权者，理由有3<text:soft-page-break/>个：执政者是神所派的。政府的存在，权柄，地位，官职，均是神授命的。神让政府，家教，教会，三个体制存在，是为了让人与人，人与神的关系，各有准则。设立父母的目的，是使家庭成员，同甘共苦。父母的权柄，是在家庭的范围。教会和信徒，在一起分享神的爱。政府使公民，彼此和睦共存。这三个体制及权柄，是神授命的。当各尽其职。在这三者中，有忠心耿耿的，卓越不凡的领袖。也有不顺服神，工作低劣的领袖。然后要谨记：政府即是神所命定的。掌权者需要向神交待。向神负责。罗马书13：1节。</text:p>
      <text:p text:style-name="P2">这个自由是从罪里面得了释放，不再犯罪了。保罗说，我凡事都 可行，但不都有益处。我们所享受的自由，是有界限和责任。我们是在话语里面享受自由，我们不可以脱离这自由，抵挡指导者。我们是神的仆人，所以，应当顺服事奉神，跟从神的呼召。而不是追随自己的私欲，喜好，和个人的想法。作为神的仆人和国家的公民，信徒有<text:span text:style-name="T3">4个大责任：</text:span></text:p>
      <text:p text:style-name="P2">一、尊敬众人，他们是神创造的，他们的灵魂，比世界的财物更宝贵。</text:p>
      <text:p text:style-name="P2">二、亲爱教中的弟兄，这个是在基督里的众弟兄，不可抨击。</text:p>
      <text:p text:style-name="P2">三、敬畏神。无论是站在国民和教会的立场上，信徒<text:soft-page-break/>都 要尽本分，常存敬畏之心，顺服神的旨意和诫命，因审判的日子将近。</text:p>
      <text:p text:style-name="P2">四、尊敬君王，因为他们是神所命的。</text:p>
      <text:p text:style-name="P2"/>
      <text:p text:style-name="P2">顺服的态度：肉身作仆人的。罗马国家，据某资料显示，有<text:span text:style-name="T4">6000万奴隶，福音也传到他们中间。当他们信了主，和主人是弟兄关系，但圣经却没有谴责奴隶制度，却是教导奴隶要顺服评价。这经文的原则，可应用于每个时代的雇员和雇主，无论是在家庭，企业和政府机关，服从上司的命令和指示，工作场所，不同的规则。员工必须全部的遵守。这不是说有违反圣经教训，损害人的也要。当信主的员工受聘时，就当尽其本分。神看重他们为工作勤奋和摆上的态度。基督徒的标记，是顺服和工作，他敬畏主，在工作上出类拔萃，将来有一天，神会按个人在地上的工作来审判我们。</text:span></text:p>
      <text:p text:style-name="P4">克服苦难过利用的生活。受苦是不同的，因神受苦是可喜爱的，神希望我们为基督而活，名副其实的过基督徒 的生活。甚至我们付出，要有忍耐的德行。忍受冤屈的秘决就是思想神，目的是为叫良心对得住 神。因为神知道我受的苦楚，并且相信神与我同在。苦难的本身，并不是幸福的。因犯罪而受的苦难是应得的。<text:soft-page-break/>为 行善受苦。若因行善受苦，是神所喜爱的，神所必得公义的冠冕。保罗受苦时的作法，是伸冤在我，我必报应。耶稣是我们苦难中的榜样，<text:span text:style-name="T5">21节说，基督为你们受过苦，这个是主的脚踪，要效法主的脚踪。要效法耶稣受苦的脚踪。基督没有犯罪。这个说的是基督的无罪，他是无罪的，在地步过了公义，完美的一生。主在十字架上，没有说威吓的话，是他的忍耐，可以看出</text:span><text:span text:style-name="T6">主的柔顺的性格。</text:span></text:p>
      <text:p text:style-name="P5">他的活是用他的生命来替换的，我们的医治，是他用鞭伤来替换的。</text:p>
      <text:p text:style-name="P4"><text:span text:style-name="T7">基督徒的家庭生活。</text:span><text:span text:style-name="T8">1-7节。</text:span></text:p>
      <text:p text:style-name="P6">妻子的品行（如何对待丈夫）：女人不管地位有多高，在家中要有一个好的品性，在家中要顺服自己的丈夫。</text:p>
      <text:p text:style-name="P6">一个是地位上的顺服，一个是责任上的顺服。这也是神照自己的智慧，在家庭中所安排的秩序。（次序）虽然世人常将男女平等的意思，误解为男人做什么，女人也做什么。这里的顺服，这是一个军用语的。夫妻当中，也同样有一个要做领袖的。这是地位上的顺服。</text:p>
      <text:p text:style-name="P6">理由：一个是主的命令，还有一个是圣经的教导，以弗所书<text:span text:style-name="T9">5：2节，还有一个是历史的背景。创世纪的。提摩太前书的。</text:span></text:p>
      <text:p text:style-name="P7"><text:soft-page-break/>顺服的责任：下半节。<text:span text:style-name="T9">这样，若有不信从道理的丈夫，他们虽然不听道，也可以因妻子的品行被感化过来。 </text:span></text:p>
      <text:p text:style-name="P8">让丈夫看到好品行，就被感化过来。我们要相信，夫妻之间，不管信主没有，要确信这是神设立的。两个人在一起，就不是一个一个的人 了，是一体了。今天有的丈夫，真的不如我们好，但为什么要顺服呢？为主的缘故。为了一起承受生命之恩的。为了成为一起上教会的人。这个两个小点。</text:p>
      <text:p text:style-name="P8">第二，成为见证福音的机会。</text:p>
      <text:p text:style-name="P8">三、贞洁的品行，妻子与丈夫的关系。</text:p>
      <text:p text:style-name="P9">四、敬畏的心，这是妻子与神的关系。</text:p>
      <text:p text:style-name="P9">贞洁，指的是对丈夫的爱专一。敬畏的心，敬畏呢，是对神有敬畏的心。在对神的事情上，谨慎小心。对丈夫专一的爱，是为了丈夫过纯洁，不瑕疵，无玷污的生活。对于女人来说，贞洁这两个字，非常非常重要哈。她为神而活，对神惧怕。顺服神。还有看见这个单词，原文是仔细的调查。因当时是一个淫乱的时代，是个性开放的时代。不信的丈夫，看见妻子 的好品性，就受感动。所以，今天这个时代也是一样的。</text:p>
      <text:p text:style-name="P10">基督徒的装饰是里面的，所以，基督徒的妻子，不要以外面的打扮来吸引他人的注意。当你注重这些的时候，你的心已经不在神身上了。而且，这些浪费时间，<text:soft-page-break/>精力，金钱。如果有资源，应该用在神的事情上。一切，为神而用，这才是有意义的。要以里面的装饰。</text:p>
      <text:p text:style-name="P24">只要以里面存著长久温柔、安静的心为妆饰，这在　神面前是极宝贵的。 要看重里面的。</text:p>
      <text:p text:style-name="P10">要让我们在服装上，生活，行事为人上，都要成为一个自约的人。有约束的人。行动举止，尊主为大，叫神得荣耀。</text:p>
      <text:p text:style-name="P10">内在 的装饰，讲究的是安静温柔的心。这个是装饰。温柔的心是柔和，和蔼，谦虚，不顶嘴，不插话，不发怒，不争吵。不说谗言，不说长道短，不自傲，不埋怨，不责怪，不因丈夫不信神而自怜。（当有自怜的心的时候，就觉得自己是受害者一样。。。）</text:p>
      <text:p text:style-name="P10">安静的心灵：是宁静的，和平的心，她的心与神和好。也与自己和好。因此她与丈夫和睦共处。她的家庭，自然，也弥漫着一片平安，和睦的气息，这是属灵的装饰。温柔和安静的心，在神眼中是看为宝贵的，神重视这样的妇人。温柔也是耶稣重要的品性。马太福音。</text:p>
      <text:p text:style-name="P10">见证，以撒拉为例，仰望神的圣洁妇人，也以服从丈夫来装饰自己。撒拉是每个基督徒妇女属灵的母亲，这不是一个新命令，古时的妇人，也是这样顺服神，顺服丈夫，爱丈夫。信靠神，不以时髦的发型，衣服，<text:soft-page-break/>珍宝，刻意打扮自己，他们追求内在的美，不是外在的美。他们以温柔安静的心为装饰，不是注视属世的生活需要和享受。顺从丈夫，接受丈夫，在家庭的领导地位和权柄。</text:p>
      <text:p text:style-name="P11">7节，丈夫的品行：首先，丈夫应当按情理和妻子同住，原文是知识，分辨神旨意而有的知识，马可福音。按情理和妻子同住，要明知，谅解，体贴，关心她。同不是忽视她。还有婚姻制度上的知识，婚姻关系是神立的，作 丈夫的要顺从神的旨意，去对待妻子，丈夫要清楚的了解妻子，今天夫妻关系出现矛盾的时候，离婚的时候，说是性格不和，就是没有相互了解，接纳。同住是身体的责任，一个是关于性生活方面，作丈夫的尽不到责任，就会产生矛盾。第二个意思是 为妻子花时间。所以，婚姻是需要经营的，在女人身上要花时间的，要爱她，陪她的，照顾她的。你怎样做到的。经营是 要花时间的。今天的男人宁愿为别人花费时间，却不愿意同妻子散步。婚姻这个是很重要的，要愿意为妻子花时间。还有一个是一起分享生活，一起享受生活。丈夫与妻子分享所有的生活。这个就包括作家务了。因她比你软弱，这是指情绪方面的，说这个女人，在情绪方面，如同一个器皿一样脆弱。这个器皿呢，是软弱的器皿，器皿是泥土烧出来的，<text:soft-page-break/>很容易打碎。破碎的器皿，怎样修复，也有裂痕。女人表面上受了一次伤害，其实在情绪上很难恢复的。所以，一点小事，记一辈子。。。</text:p>
      <text:p text:style-name="P11">所以，作 丈夫的要小心，在别人面前不要藐视妻子。女人的幸福需要丈夫的尊敬。</text:p>
      <text:p text:style-name="P11">属灵方面：要祷告。丈夫和妻子一同承受生命之恩。在旧约里，没有分别，在当时的社会，女人的地位特别低，所以当时彼得这样的讲的时候，对当时的男人是一个冲击。当时，宁可借给你妻子，也不借给你东西这种，女人的地位特别低。耶稣不仅为男人流赎罪的血，也为女人。丈夫和妻子是同工关系，丈夫在灵里要帮助妻子，而且要敬重妻子。理由是让祷告没有阻碍。祷告受到阻碍，就是没有具备神的要求，如果神不听祷告，我们还能做什么呢！提摩太前书<text:span text:style-name="T10">2：8节。</text:span></text:p>
      <text:p text:style-name="P12">第八课，战胜苦难，过幸福的生活。战胜苦难过幸福的生活：</text:p>
      <text:p text:style-name="P12">爱别人的生活。</text:p>
      <text:p text:style-name="P11">把基督的心装在心里，才能同心，现在教会分裂的原因就是不同心。</text:p>
      <text:p text:style-name="P11">还有要彼此体恤。</text:p>
      <text:p text:style-name="P11">今天我们成为一个共同体，要彼此担当，承当对方的<text:soft-page-break/>软弱。</text:p>
      <text:p text:style-name="P11">心地温和，对他人之需要是敏锐的，慈悲的。多少人在痛苦悲伤之中，有待援助之手，急需体恤之情。但今天世上，有多少人是贪得无厌的，尽量的屯积，只顾自己享受。信徒不能袖手旁观，要以行动表达他们的怜恤和慈悲之心，作 自我牺牲，传扬主的福音。</text:p>
      <text:p text:style-name="P11">谦卑：谦卑是存心顺服，仆人的精神，甘愿低微，不高傲自大，不过分自信，谦卑的人可能身居高位，有钱，权，名，但为基督，为帮助人，舍下自己，处处表现谦和顺服的灵性，世人不喜欢谦卑，他们认为是懦弱，卑下，神所指的谦卑，不是人所认为的，神把一颗坚强勇敢的心赐给人，使他在一生中，得胜一切。但他并不要人趾高气扬，唯愿人谦卑，顺服。耶稣基督给我们做了谦卑的榜样。</text:p>
      <text:p text:style-name="P11">二、逼近你的人<text:span text:style-name="T11">9节</text:span></text:p>
      <text:p text:style-name="P11">我们的做法要和世人不一样。罗<text:span text:style-name="T11">12：9节，不要自己申冤。利未记。申冤是神的权限。所以，我们作为圣徒，要把申冤报仇的事，交给神，如果自己去办，是侵犯神权威的重罪。如同大卫和扫罗的关系。忘记仇敌所做的事。如果我们里面有恨恶的心，就不能够 实践神的爱。所以圣经当中讲到70个7次的铙恕，我们也要带着饶恕的心，忘记对方 向我们所做的事。如果不</text:span><text:soft-page-break/><text:span text:style-name="T11">能够 忘记，就证明没有饶恕。因为主已经不纪念我们所做的一切。神将我们的一切罪，扔在背后。以赛亚书，还有诗篇。我们看到神饶恕我们的罪，不再提及，不再想。如同东与西是相反的方向，不可能相见，神把我们的罪，隔的远远的，却把人保存。</text:span></text:p>
      <text:p text:style-name="P11">不要自己申冤，忘记 仇敌所做的事情，第三个是为仇敌祝福，以恶报善，是撒旦的意念。以善 报恶，是神的心意。我们要成为以善 报恶的人。我们 要下决心， 不报仇了，忘记他所做的事，为他祝福。为什么这样做呢？我们是为此蒙召的。</text:p>
      <text:p text:style-name="P11">爱自己，爱生命，生命，指我们的人生，爱自己的人生，与爱别人的人生，在苦难中，更要爱自己的人生，因为在苦难中没有人爱你。所以自己要爱自己。人的生命只有一次。是宝贵的。我们要让我们的人生有价值。 要禁止舌头，不出恶言。雅各书<text:span text:style-name="T12">3章。2-6节。因为基督徒在经历苦难时，常常是禁止不住舌头的，所以，常常是背后诊断，毁谤。如同大卫，约伯经历苦难的时候。</text:span></text:p>
      <text:p text:style-name="P11">第二个是要离恶行善。消极方面是躲避罪恶，如同约瑟逃罪一样。积极方面是行善，在各岗位表现基督的美德。行善是神的旨意。第三个是追求和睦，与所有的人和好。你的人生，平安幸福。寻求和睦，是一心<text:soft-page-break/>追赶的。马太福音，使人和睦的人有福了。马太福音<text:span text:style-name="T13">5：9节。12节的经文是主的应许。因为主的眼看顾主义人。保守的摄理。主的耳听他们的祷告，这个是回应，祷告的方面。回应自己的百姓是神的爱。惟有行恶的人，神向他们变脸，审判恶人，是神的愤怒。圣经当中，常讲变脸这个词。审判恶人是神的愤怒。</text:span></text:p>
      <text:p text:style-name="P11">第二大点：尊基督为主的生活。对于真正敬畏神的人，不会因人因害怕，但我们怕人时，就不会敬畏神了。敬畏神的人，不会怕人，怕人就失去敬畏神的心了。</text:p>
      <text:p text:style-name="P13">13节，一、热心行善。行神所喜悦的事，谁能害我们呢？我们行神所喜悦的事，就等于是站在神的一边。马太福音10：28节。所以，人的迫害，不能使我们受损失，反而能使我们在属灵方面，有大的增长。所以，这里讲的热心行善。<text:span text:style-name="T14">14节说，为义受苦。</text:span></text:p>
      <text:p text:style-name="P13">二、为义受苦，每当受苦的时候，应当问自己：是否是为义而受苦。或是只有一部分为义。其余的是自己招来的。往往我们所受的苦，多过神所给我们的。而那些多受的苦，都是因为我们自己的软弱而添上的。所以这个在受苦 的过程中，要看自己受苦的成分。马太福音<text:span text:style-name="T15">5：10-12节经文。还有罗马书8：12节的经文。如果我们是为义受苦，就不用怕人。因为人的逼近，只不过是使我们今生受亏损，但主的话使我们知</text:span><text:soft-page-break/><text:span text:style-name="T15">道，今生为主受到的损失，将会使我们得到更大的收获。</text:span></text:p>
      <text:p text:style-name="P13">三、心里尊主为圣。<text:span text:style-name="T16">15节。只要，是我们所做的这部分，其余的是主做。只要我们尊主为圣。尊主为圣，让基督在我们里面实际做主。让耶稣管理我的心思意念。这样，一切的惧怕，就会消失。提摩太后书1：7节。让基督做主的时候，心里会充满平安的意念。常做准备。逼近的人对福音没有关心，但我们在苦难中，要尊主为圣，做美好的见证，有喜乐，不惧怕，就会有人问我们心中盼望的缘由。这就是我们传福音的机会。高举基督和救 恩的杯，趁机传讲福音的大能，切记，不可传讲自己。</text:span></text:p>
      <text:p text:style-name="P13">温柔的心，是良好的态度，是一种谦卑，不因自己有好的见证，而轻视别人。</text:p>
      <text:p text:style-name="P13">三、存无愧的良心去生活。无愧的良心，是我们可以刚强斗胆的原因。是用耶稣基督宝血洗净的圣徒的心。</text:p>
      <text:p text:style-name="P13">我们要带着圣洁的心灵去生活。按照我们所知道的真理去生活。这个就是指无愧的良心。当我们按神的话语生活时，那些毁谤我们的就自觉羞愧了。在什么事上被毁谤，就在什么事上显出见证，使那些人的毁谤失效。并且显明他们的毁谤是恶意的，是虚假的。良心如同窗户一样，窗户污秽了，看不清外面的世界，<text:soft-page-break/>所以要常常保持良心的清洁。</text:p>
      <text:p text:style-name="P13">持续行善的<text:span text:style-name="T17">3个秘决：</text:span></text:p>
      <text:p text:style-name="P13">一、有罪进入时立即吐出来，</text:p>
      <text:p text:style-name="P13">二、以圣经真理来装备自己。</text:p>
      <text:p text:style-name="P13">三、接受圣灵支配的生活</text:p>
      <text:p text:style-name="P13">结论，彼得写信给正在受苦难的信徒。</text:p>
      <text:p text:style-name="P13">耶稣基督的事工。</text:p>
      <text:p text:style-name="P13">一、耶稣基督死的事工。这是最大的事工。但世界伟人名著，都是记载活着时事工。而福音书的核心，却是以耶稣的死为中心。耶稣来，不是为了活，赚钱，而是为了死来的。因基督也曾一次为罪受苦，受苦的原文是受死。耶稣是为我们的罪作了赎罪祭，耶稣的死是有目的的，他要成就代赎我们 的罪，是义的代替不义的，主是无罪的。是义的。不义 的是我们。罗马书，没有义人，连一个也没有。使徒行传。你们弃绝那×××一次为罪受苦，引到神面前。是十字架的目的，我们的罪，使我们与神隔离。使我们不完美，不被神悦纳。但基督担当我们的罪，我们在基督里，成为被神悦纳，我们不再因罪而死，也不需要再与神隔绝。约翰福音<text:span text:style-name="T17">14：6节。</text:span></text:p>
      <text:p text:style-name="P13">阴间的事工：他借着这灵，<text:span text:style-name="T17">19节的。这是最难解的经文，我也不明白，只能按着我所学的讲给你们，你们</text:span><text:soft-page-break/><text:span text:style-name="T17">也就这样听下啊。有人解释，耶稣去阴间传福音3天，不是被埋葬3天。</text:span></text:p>
      <text:p text:style-name="P13">最错误的解释，天主教 的。他们说人死后，有第二次得救的机会，他们说信徒在地步生活功劳不够，他们说耶稣在炼狱传<text:span text:style-name="T18">3天福音，把一些人带天国去了。这个是错误的啊。</text:span></text:p>
      <text:p text:style-name="P13">人死后，没有得救的机会，是不是。圣经并没有说耶稣去地狱里传福音。死是灵与肉体的分离，死后没有悔改的机会，所以对于<text:span text:style-name="T18">19节的经文，怎样解释这个，当时给我们讲课的牧师，他说他也没有正确答案。但他解释了3个词：一，监狱中的灵是谁？</text:span></text:p>
      <text:p text:style-name="P13">三个重要的提问：</text:p>
      <text:p text:style-name="P13">一、监狱中的灵是指谁呢？</text:p>
      <text:p text:style-name="P13">二、耶稣什么时候去给他们传道？</text:p>
      <text:p text:style-name="P13">三、耶稣传了什么？</text:p>
      <text:p text:style-name="P13">这是三个问题，在三个问题中找答案，找到答案才能解释。他说，这些灵是挪亚时，居住地上不信的人。挪亚方舟本来就是福音。挪亚传义道<text:span text:style-name="T19">120年，洪水审判，神曾耐心等待不信从者，洪水时，因不信而不得拯救的人。所以，本段经文是指基督曾传道给那些在挪亚时代监狱里的灵听。这监狱指地狱里的监牢。我们先听着，知道有这么个回事。耶稣是去了，不是传</text:span><text:soft-page-break/><text:span text:style-name="T19">福音，而是传道。他说这样。传道的原文是宣布，本文的意思是，耶稣去宣布了一个事实，把已经成就的大事，宣告出来，耶稣是向他们宣告他的胜利。使信心之道沉冤得雪。（宣布挪亚所传的道是正确的。）挪亚在世时，他的信心之道并未得到申辩，所以耶稣向那些不信者的灵那里，宣告他的胜利。旧约时代的先知也没有见过耶稣，他们只是盼望，并没有经历耶稣基督的死而复活。这个讲的是，耶稣是去宣布，你们所信的，得到证实了，你们是上天堂的了。他们承认自己相信神，相信神差弥赛亚来，却不知道谁是弥赛亚，没有看到耶稣基督的道成肉身，神会怎样差他，他要怎样拯救世人，神何时会差遣。就像约翰一样，虽然看到圣灵降下像鸽子一样，在监狱中，他还是问。</text:span></text:p>
      <text:p text:style-name="P13">这是讲阴间的，我所学来的就是这些。第三点，复活的事工。<text:span text:style-name="T20">18节。</text:span></text:p>
      <text:p text:style-name="P13">罗马书<text:span text:style-name="T20">8：11节。然而叫耶稣基督死而复活者的灵×××</text:span></text:p>
      <text:p text:style-name="P13">复活给我们活泼的盼望，主的死和复活，是重要的事奉。罗马书<text:span text:style-name="T20">4：25节。侍奉。称义，就是，买器皿，洗净的目的 ，是要装东西。</text:span></text:p>
      <text:p text:style-name="P13">升天的事工，<text:span text:style-name="T21">22节。耶稣已经进入天堂，回到原来的位置，坐在神的右边，回到统治者的位置。众天使和</text:span><text:soft-page-break/><text:span text:style-name="T21">有权柄的都 服从了他，基督已经拯救了我们，脱离一切天使，有权柄的，和有能力的管辖。我们不需要惧怕任何人，任何事，主耶稣基督常常看顾我们。尽管试探和试炼会临到我们，神必供应，保护，拯救我们。</text:span></text:p>
      <text:p text:style-name="P26">对于苦难中的对策：4：12-19节</text:p>
      <text:p text:style-name="P26">约伯记<text:span text:style-name="T22">23：10节，他试炼我之后，必如精金。</text:span></text:p>
      <text:p text:style-name="P26">火是试炼的道具，当时的尼禄皇帝，用一把火，使金子更纯，将来也有这样的试炼 临到，试炼圣徒，除掉信仰的杂质。苦难中的鼓乐的理由，因有活泼的盼望，因盼望使我们喜乐。罗马书<text:span text:style-name="T22">5：2-5节。</text:span></text:p>
      <text:p text:style-name="P26">在荣耀的日子 要得到大的奖赏。奖赏不是赐给所有人，而是赐给受过苦的人。苦难是炼净我们的方法。今天信徒在顺利稳妥的环境中，很容易被世界污染。</text:p>
      <text:p text:style-name="P26">要将自己交手给主。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微软雅黑" svg:font-family="微软雅黑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language-asian="zh" style:country-asian="CN" style:font-name-complex="Times New Roman" style:font-family-complex="'Times New Roman'" style:font-family-generic-complex="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class="list">
      <style:paragraph-properties fo:orphans="2" fo:widows="2"/>
      <style:text-properties style:use-window-font-color="true"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font-name-complex="Mangal" style:font-family-complex="Mangal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标题样式" style:family="paragraph" style:parent-style-name="Standard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fo:font-size="14pt" style:font-name-asian="微软雅黑" style:font-family-asian="微软雅黑" style:font-size-asian="14pt" style:font-name-complex="Mangal" style:font-family-complex="Mangal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微软雅黑" fo:font-family="微软雅黑" fo:font-size="18pt" fo:language="en" fo:country="US" style:font-name-asian="微软雅黑" style:font-family-asian="微软雅黑" style:font-size-asian="18pt" style:language-asian="zh" style:country-asian="CN" style:font-name-complex="微软雅黑" style:font-family-complex="微软雅黑" style:font-size-complex="22pt"/>
    </style:style>
    <style:style style:name="WW8Num2z0" style:family="text">
      <style:text-properties style:font-name="微软雅黑" fo:font-family="微软雅黑" fo:font-size="18pt" fo:language="en" fo:country="US" style:font-name-asian="微软雅黑" style:font-family-asian="微软雅黑" style:font-size-asian="18pt" style:language-asian="zh" style:country-asian="CN" style:font-name-complex="微软雅黑" style:font-family-complex="微软雅黑" style:font-size-complex="22pt"/>
    </style:style>
    <style:style style:name="WW8Num3z0" style:family="text">
      <style:text-properties style:font-name="微软雅黑" fo:font-family="微软雅黑" fo:font-size="18pt" fo:language="en" fo:country="US" style:font-name-asian="微软雅黑" style:font-family-asian="微软雅黑" style:font-size-asian="18pt" style:language-asian="zh" style:country-asian="CN" style:font-name-complex="微软雅黑" style:font-family-complex="微软雅黑" style:font-size-complex="22pt"/>
    </style:style>
    <style:style style:name="WW8Num3z1" style:family="text">
      <style:text-properties style:font-name="微软雅黑" fo:font-family="微软雅黑" fo:font-size="18pt" fo:language="en" fo:country="US" style:font-name-asian="微软雅黑" style:font-family-asian="微软雅黑" style:font-size-asian="18pt" style:language-asian="zh" style:country-asian="CN" style:font-name-complex="微软雅黑" style:font-family-complex="微软雅黑" style:font-size-complex="22pt"/>
    </style:style>
    <style:style style:name="WW8Num4z0" style:family="text">
      <style:text-properties style:font-name="微软雅黑" fo:font-family="微软雅黑" fo:font-size="18pt" fo:language="en" fo:country="US" style:font-name-asian="微软雅黑" style:font-family-asian="微软雅黑" style:font-size-asian="18pt" style:language-asian="zh" style:country-asian="CN" style:font-name-complex="微软雅黑" style:font-family-complex="微软雅黑" style:font-size-complex="22pt"/>
    </style:style>
    <style:style style:name="默认段落字体" style:family="text"/>
    <style:style style:name="WW8Num4z3" style:family="text"/>
    <style:style style:name="WW8Num4z6" style:family="text"/>
    <style:style style:name="WW8Num4z7" style:family="text"/>
    <style:style style:name="WW8Num4z2" style:family="text"/>
    <style:style style:name="WW8Num4z8" style:family="text"/>
    <style:style style:name="WW8Num4z4" style:family="text"/>
    <style:style style:name="WW8Num4z5" style:family="text"/>
    <style:style style:name="默认段落字体1" style:family="text"/>
    <style:style style:name="WW8Num4z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10-29T20:08:00</meta:creation-date>
    <dc:date>2017-04-20T15:01:48.078799307</dc:date>
    <meta:editing-cycles>94</meta:editing-cycles>
    <meta:editing-duration>PT9H17M43S</meta:editing-duration>
    <meta:generator>LibreOffice/5.1.6.2$Linux_x86 LibreOffice_project/10m0$Build-2</meta:generator>
    <dc:creator>Jiang Endian</dc:creator>
    <meta:document-statistic meta:table-count="0" meta:image-count="0" meta:object-count="0" meta:page-count="36" meta:paragraph-count="193" meta:word-count="14553" meta:character-count="14841" meta:non-whitespace-character-count="14747"/>
    <meta:user-defined meta:name="KSOProductBuildVer">2052-10.1.0.6260</meta:user-defined>
  </office:meta>
</office:document-meta>
</file>